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8df" officeooo:paragraph-rsid="000eb8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isitos</text:p>
      <text:p text:style-name="P1"/>
      <text:p text:style-name="P1">RF1-Cadastrar Cliente- Pois para poder ter uma consulta o cliente deve estar cadastrado e se não estiver, a secretária deverá fazer.-Diariamente</text:p>
      <text:p text:style-name="P1">RF2-Marcar Consulta- Agora que já conferiu se o Cliente tem uma conta ou não, deve-se fazer uma consulta com ele e com o Veterinário.-Diariamente</text:p>
      <text:p text:style-name="P1">RF3-Fazer os exames os exames- Pois vai ser a partir dos exames que o Veterinário vai saber o estado do(s) animal(s) .</text:p>
      <text:p text:style-name="P1">RF4-Atualizar Cadastro- É necessário atualizar todos os processos que aconteceram nos exames ou no estado que o cliente esteja.-Diariamente</text:p>
      <text:p text:style-name="P1"/>
      <text:p text:style-name="P1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2:09:27.270096329</meta:creation-date>
    <dc:date>2023-05-30T22:20:18.777899390</dc:date>
    <meta:editing-duration>PT11S</meta:editing-duration>
    <meta:editing-cycles>1</meta:editing-cycles>
    <meta:document-statistic meta:table-count="0" meta:image-count="0" meta:object-count="0" meta:page-count="1" meta:paragraph-count="6" meta:word-count="87" meta:character-count="557" meta:non-whitespace-character-count="474"/>
    <meta:generator>LibreOffice/7.0.6.2$Linux_X86_64 LibreOffice_project/144abb84a525d8e30c9dbbefa69cbbf2d8d4ae3b</meta:generator>
  </office:meta>
</office:document-meta>
</file>